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greya Sans SC" svg:font-family="'Alegreya Sans SC'" style:font-pitch="variable"/>
    <style:font-face style:name="Arial" svg:font-family="Arial" style:font-pitch="variable"/>
    <style:font-face style:name="Helvetica" svg:font-family="Helvetica" style:font-pitch="variable"/>
    <style:font-face style:name="Helvetica Light" svg:font-family="'Helvetica Light'" style:font-pitch="variable"/>
    <style:font-face style:name="Helvetica Neue1" svg:font-family="'Helvetica Neue'" style:font-pitch="variable"/>
    <style:font-face style:name="Helvetica Neue Light1" svg:font-family="'Helvetica Neue Light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Helvetica Neue" svg:font-family="'Helvetica Neue'" style:font-family-generic="roman" style:font-pitch="variable"/>
    <style:font-face style:name="Helvetica Neue Light" svg:font-family="'Helvetica Neue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 Neue2" svg:font-family="'Helvetica Neue'" style:font-family-generic="system" style:font-pitch="variable"/>
    <style:font-face style:name="Helvetica Neue Light2" svg:font-family="'Helvetica Neue Light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left" draw:textarea-vertical-align="bottom" draw:auto-grow-height="false" draw:auto-grow-width="false" fo:min-height="8.538cm" fo:min-width="0cm" fo:padding-top="0.141cm" fo:padding-bottom="0.141cm" fo:padding-left="0.141cm" fo:padding-right="0.141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left" draw:textarea-vertical-align="top" draw:auto-grow-height="false" draw:auto-grow-width="false" fo:min-height="2.541cm" fo:min-width="0cm" fo:padding-top="0.141cm" fo:padding-bottom="0.141cm" fo:padding-left="0.141cm" fo:padding-right="0.141cm" fo:wrap-option="wrap" draw:shadow-color="#808080"/>
    </style:style>
    <style:style style:name="pr3" style:family="presentation" style:parent-style-name="Title1-notes">
      <style:graphic-properties draw:fill-color="#ffffff" fo:min-height="11.431cm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bottom" draw:auto-grow-height="false" draw:auto-grow-width="false" fo:min-height="1.236cm" fo:min-width="0cm" fo:padding-top="0.141cm" fo:padding-bottom="0.141cm" fo:padding-left="0.141cm" fo:padding-right="0.141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7.997cm" fo:min-width="0cm" fo:padding-top="0.141cm" fo:padding-bottom="0.141cm" fo:padding-left="0.141cm" fo:padding-right="0.141cm" fo:wrap-option="wrap" draw:shadow-color="#808080"/>
    </style:style>
    <style:style style:name="pr6" style:family="presentation" style:parent-style-name="Default-notes">
      <style:graphic-properties draw:fill-color="#ffffff" fo:min-height="11.431cm"/>
    </style:style>
    <style:style style:name="pr7" style:family="presentation" style:parent-style-name="Default-title">
      <style:graphic-properties draw:stroke="none" draw:fill="none" draw:fill-color="#ffffff" draw:textarea-horizontal-align="left" draw:textarea-vertical-align="bottom" draw:auto-grow-height="false" draw:auto-grow-width="false" fo:min-height="3.194cm" fo:min-width="0cm" fo:padding-top="0.141cm" fo:padding-bottom="0.141cm" fo:padding-left="0.141cm" fo:padding-right="0.141cm" fo:wrap-option="wrap" draw:shadow-color="#808080"/>
    </style:style>
    <style:style style:name="pr8" style:family="presentation" style:parent-style-name="Default-title">
      <style:graphic-properties fo:min-height="3.599cm"/>
    </style:style>
    <style:style style:name="pr9" style:family="presentation" style:parent-style-name="Default-outline1">
      <style:graphic-properties fo:min-height="18.27cm"/>
    </style:style>
    <style:style style:name="pr10" style:family="presentation" style:parent-style-name="Default-notes">
      <style:graphic-properties draw:fill-color="#ffffff" draw:auto-grow-height="true" fo:min-height="11.43cm"/>
    </style:style>
    <style:style style:name="pr11" style:family="presentation" style:parent-style-name="Default-title">
      <style:graphic-properties draw:stroke="none" draw:fill="none" draw:fill-color="#ffffff" draw:textarea-horizontal-align="left" draw:textarea-vertical-align="bottom" draw:auto-grow-height="false" draw:auto-grow-width="false" fo:min-height="3.106cm" fo:min-width="0cm" fo:padding-top="0.141cm" fo:padding-bottom="0.141cm" fo:padding-left="0.141cm" fo:padding-right="0.141cm" fo:wrap-option="wrap" draw:shadow-color="#808080"/>
    </style:style>
    <style:style style:name="pr12" style:family="presentation" style:parent-style-name="Default-title">
      <style:graphic-properties draw:auto-grow-height="true" fo:min-height="3.599cm"/>
    </style:style>
    <style:style style:name="pr13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line-height="100%" fo:text-align="start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5" style:family="paragraph">
      <style:paragraph-properties style:writing-mode="lr-tb" style:font-independent-line-spacing="true"/>
      <style:text-properties fo:font-size="44pt" style:font-size-asian="44pt" style:font-size-complex="44pt"/>
    </style:style>
    <style:style style:name="P6" style:family="paragraph">
      <style:paragraph-properties fo:margin-left="0cm" fo:margin-right="0cm" fo:margin-top="1.34cm" fo:margin-bottom="0cm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margin-top="1.481cm" fo:margin-bottom="0cm" fo:text-indent="0cm"/>
    </style:style>
    <style:style style:name="P9" style:family="paragraph">
      <style:paragraph-properties fo:margin-left="0cm" fo:margin-right="0cm" fo:margin-top="1.305cm" fo:margin-bottom="0cm" fo:line-height="100%" fo:text-indent="0cm"/>
    </style:style>
    <style:style style:name="P10" style:family="paragraph">
      <style:paragraph-properties fo:margin-top="0.459cm" fo:margin-bottom="0cm"/>
    </style:style>
    <style:style style:name="P11" style:family="paragraph">
      <style:paragraph-properties fo:margin-top="1.473cm" fo:margin-bottom="0cm"/>
    </style:style>
    <style:style style:name="P12" style:family="paragraph">
      <style:paragraph-properties fo:margin-top="0.457cm" fo:margin-bottom="0cm"/>
    </style:style>
    <style:style style:name="P13" style:family="paragraph">
      <style:text-properties fo:font-size="22pt"/>
    </style:style>
    <style:style style:name="P14" style:family="paragraph">
      <style:text-properties fo:font-size="28pt" style:font-size-asian="28pt" style:font-size-complex="28pt"/>
    </style:style>
    <style:style style:name="T1" style:family="text">
      <style:text-properties fo:color="#000000" style:font-name="Alegreya Sans SC" style:font-name-asian="Alegreya Sans SC" style:font-name-complex="Alegreya Sans SC"/>
    </style:style>
    <style:style style:name="T2" style:family="text">
      <style:text-properties fo:color="#000000" style:font-name="Alegreya Sans SC" fo:font-size="26pt" style:font-name-asian="Alegreya Sans SC" style:font-size-asian="26pt" style:font-name-complex="Alegreya Sans SC" style:font-size-complex="26pt"/>
    </style:style>
    <style:style style:name="T3" style:family="text">
      <style:text-properties fo:color="#000000" style:font-name="Alegreya Sans SC" fo:font-size="26pt" fo:font-weight="bold" style:font-name-asian="Alegreya Sans SC" style:font-size-asian="26pt" style:font-weight-asian="bold" style:font-name-complex="Alegreya Sans SC" style:font-size-complex="26pt" style:font-weight-complex="bold"/>
    </style:style>
    <style:style style:name="T4" style:family="text">
      <style:text-properties fo:color="#000000" style:font-name="Alegreya Sans SC" fo:font-size="26pt" fo:font-weight="normal" style:font-name-asian="Alegreya Sans SC" style:font-size-asian="26pt" style:font-weight-asian="normal" style:font-name-complex="Alegreya Sans SC" style:font-size-complex="26pt" style:font-weight-complex="normal"/>
    </style:style>
    <style:style style:name="T5" style:family="text">
      <style:text-properties style:font-name="Alegreya Sans SC" fo:font-size="26pt" style:font-name-asian="Alegreya Sans SC" style:font-size-asian="26pt" style:font-name-complex="Alegreya Sans SC" style:font-size-complex="26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747474" fo:font-size="75%"/>
      </text:list-level-style-number>
      <text:list-level-style-bullet text:level="2" text:bullet-char="•">
        <style:list-level-properties text:space-before="1.27cm"/>
        <style:text-properties style:font-name="Helvetica Neue1" fo:color="#747474" fo:font-size="75%"/>
      </text:list-level-style-bullet>
      <text:list-level-style-bullet text:level="3" text:bullet-char="•">
        <style:list-level-properties text:space-before="2.54cm"/>
        <style:text-properties style:font-name="Helvetica Neue1" fo:color="#747474" fo:font-size="75%"/>
      </text:list-level-style-bullet>
      <text:list-level-style-bullet text:level="4" text:bullet-char="•">
        <style:list-level-properties text:space-before="3.81cm"/>
        <style:text-properties style:font-name="Helvetica Neue1" fo:color="#747474" fo:font-size="75%"/>
      </text:list-level-style-bullet>
      <text:list-level-style-bullet text:level="5" text:bullet-char="•">
        <style:list-level-properties text:space-before="5.08cm"/>
        <style:text-properties style:font-name="Helvetica Neue1" fo:color="#747474" fo:font-size="75%"/>
      </text:list-level-style-bullet>
      <text:list-level-style-bullet text:level="6" text:bullet-char="•">
        <style:list-level-properties text:space-before="5.08cm"/>
        <style:text-properties style:font-name="Helvetica Neue1" fo:color="#747474" fo:font-size="75%"/>
      </text:list-level-style-bullet>
      <text:list-level-style-bullet text:level="7" text:bullet-char="•">
        <style:list-level-properties text:space-before="5.08cm"/>
        <style:text-properties style:font-name="Helvetica Neue1" fo:color="#747474" fo:font-size="75%"/>
      </text:list-level-style-bullet>
      <text:list-level-style-bullet text:level="8" text:bullet-char="•">
        <style:list-level-properties text:space-before="5.08cm"/>
        <style:text-properties style:font-name="Helvetica Neue1" fo:color="#747474" fo:font-size="75%"/>
      </text:list-level-style-bullet>
      <text:list-level-style-bullet text:level="9" text:bullet-char="•">
        <style:list-level-properties text:space-before="5.08cm"/>
        <style:text-properties style:font-name="Helvetica Neue1" fo:color="#747474" fo:font-size="75%"/>
      </text:list-level-style-bullet>
      <text:list-level-style-bullet text:level="10" text:bullet-char="•">
        <style:list-level-properties text:space-before="5.08cm"/>
        <style:text-properties style:font-name="Helvetica Neue1" fo:color="#747474" fo:font-size="75%"/>
      </text:list-level-style-bullet>
    </text:list-style>
    <text:list-style style:name="L3">
      <text:list-level-style-bullet text:level="1" text:bullet-char="•">
        <style:list-level-properties text:min-label-width="1.155cm"/>
        <style:text-properties style:font-name="Helvetica Neue1" fo:color="#747474" fo:font-size="75%"/>
      </text:list-level-style-bullet>
      <text:list-level-style-bullet text:level="2" text:bullet-char="•">
        <style:list-level-properties text:space-before="1.27cm" text:min-label-width="1.27cm"/>
        <style:text-properties style:font-name="Helvetica Neue1" fo:color="#747474" fo:font-size="75%"/>
      </text:list-level-style-bullet>
      <text:list-level-style-bullet text:level="3" text:bullet-char="•">
        <style:list-level-properties text:space-before="2.54cm" text:min-label-width="1.27cm"/>
        <style:text-properties style:font-name="Helvetica Neue1" fo:color="#747474" fo:font-size="75%"/>
      </text:list-level-style-bullet>
      <text:list-level-style-bullet text:level="4" text:bullet-char="•">
        <style:list-level-properties text:space-before="3.81cm" text:min-label-width="1.27cm"/>
        <style:text-properties style:font-name="Helvetica Neue1" fo:color="#747474" fo:font-size="75%"/>
      </text:list-level-style-bullet>
      <text:list-level-style-bullet text:level="5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6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7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8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9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10" text:bullet-char="•">
        <style:list-level-properties text:space-before="5.08cm" text:min-label-width="1.27cm"/>
        <style:text-properties style:font-name="Helvetica Neue1" fo:color="#747474" fo:font-size="75%"/>
      </text:list-level-style-bullet>
    </text:list-style>
    <text:list-style style:name="L4">
      <text:list-level-style-bullet text:level="1" text:bullet-char="•">
        <style:list-level-properties text:min-label-width="1.27cm"/>
        <style:text-properties style:font-name="Helvetica Neue1" fo:color="#747474" fo:font-size="75%"/>
      </text:list-level-style-bullet>
      <text:list-level-style-bullet text:level="2" text:bullet-char="•">
        <style:list-level-properties text:space-before="1.27cm" text:min-label-width="1.27cm"/>
        <style:text-properties style:font-name="Helvetica Neue1" fo:color="#747474" fo:font-size="75%"/>
      </text:list-level-style-bullet>
      <text:list-level-style-bullet text:level="3" text:bullet-char="•">
        <style:list-level-properties text:space-before="2.54cm" text:min-label-width="1.27cm"/>
        <style:text-properties style:font-name="Helvetica Neue1" fo:color="#747474" fo:font-size="75%"/>
      </text:list-level-style-bullet>
      <text:list-level-style-bullet text:level="4" text:bullet-char="•">
        <style:list-level-properties text:space-before="3.81cm" text:min-label-width="1.27cm"/>
        <style:text-properties style:font-name="Helvetica Neue1" fo:color="#747474" fo:font-size="75%"/>
      </text:list-level-style-bullet>
      <text:list-level-style-bullet text:level="5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6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7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8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9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10" text:bullet-char="•">
        <style:list-level-properties text:space-before="5.08cm" text:min-label-width="1.27cm"/>
        <style:text-properties style:font-name="Helvetica Neue1" fo:color="#747474" fo:font-size="75%"/>
      </text:list-level-style-bullet>
    </text:list-style>
    <text:list-style style:name="L5">
      <text:list-level-style-bullet text:level="1" text:bullet-char="•">
        <style:list-level-properties text:min-label-width="1.128cm"/>
        <style:text-properties style:font-name="Helvetica Neue1" fo:color="#747474" fo:font-size="75%"/>
      </text:list-level-style-bullet>
      <text:list-level-style-bullet text:level="2" text:bullet-char="•">
        <style:list-level-properties text:space-before="1.27cm" text:min-label-width="1.27cm"/>
        <style:text-properties style:font-name="Helvetica Neue1" fo:color="#747474" fo:font-size="75%"/>
      </text:list-level-style-bullet>
      <text:list-level-style-bullet text:level="3" text:bullet-char="•">
        <style:list-level-properties text:space-before="2.54cm" text:min-label-width="1.27cm"/>
        <style:text-properties style:font-name="Helvetica Neue1" fo:color="#747474" fo:font-size="75%"/>
      </text:list-level-style-bullet>
      <text:list-level-style-bullet text:level="4" text:bullet-char="•">
        <style:list-level-properties text:space-before="3.81cm" text:min-label-width="1.27cm"/>
        <style:text-properties style:font-name="Helvetica Neue1" fo:color="#747474" fo:font-size="75%"/>
      </text:list-level-style-bullet>
      <text:list-level-style-bullet text:level="5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6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7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8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9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10" text:bullet-char="•">
        <style:list-level-properties text:space-before="5.08cm" text:min-label-width="1.27cm"/>
        <style:text-properties style:font-name="Helvetica Neue1" fo:color="#747474" fo:font-size="7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draw:frame presentation:style-name="pr1" draw:text-style-name="P2" draw:layer="layout" svg:width="32.949cm" svg:height="8.819cm" svg:x="1.587cm" svg:y="3.668cm" presentation:class="title">
          <draw:text-box>
            <text:list text:style-name="L1">
              <text:list-header>
                <text:p text:style-name="P1"><text:span text:style-name="T1">Real-Time 101</text:span><text:span text:style-name="T1"><text:line-break/></text:span><text:span text:style-name="T2">Lockless synchronization and memory accesses in multi-core systems</text:span><text:span text:style-name="T2"><text:line-break/></text:span><text:span text:style-name="T2">A </text:span><text:span text:style-name="T3">brief</text:span><text:span text:style-name="T2"> </text:span><text:span text:style-name="T4">introduction</text:span></text:p>
              </text:list-header>
            </text:list>
          </draw:text-box>
        </draw:frame>
        <draw:frame presentation:style-name="pr2" draw:text-style-name="P2" draw:layer="layout" svg:width="32.949cm" svg:height="2.822cm" svg:x="1.587cm" svg:y="13.935cm" presentation:class="subtitle">
          <draw:text-box>
            <text:list text:style-name="L2">
              <text:list-item>
                <text:p text:style-name="P3"><text:span text:style-name="T5">Charles Steinkuehler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draw:frame presentation:style-name="pr4" draw:text-style-name="P5" draw:layer="layout" svg:width="32.949cm" svg:height="3.881cm" svg:x="1.587cm" svg:y="0.916cm" presentation:class="title">
          <draw:text-box>
            <text:list text:style-name="L1">
              <text:list-header>
                <text:p text:style-name="P4"><text:span text:style-name="T6">Agenda</text:span></text:p>
              </text:list-header>
            </text:list>
          </draw:text-box>
        </draw:frame>
        <draw:frame presentation:style-name="pr5" draw:text-style-name="P2" draw:layer="layout" svg:width="32.949cm" svg:height="18.52cm" svg:x="1.587cm" svg:y="6.174cm" presentation:class="outline">
          <draw:text-box>
            <text:list text:style-name="L3">
              <text:list-item>
                <text:p text:style-name="P6"><text:span text:style-name="T7">Brief history of CPU development</text:span></text:p>
              </text:list-item>
              <text:list-item>
                <text:p text:style-name="P6"><text:span text:style-name="T7">Basic synchronization methods</text:span></text:p>
              </text:list-item>
              <text:list-item>
                <text:p text:style-name="P6"><text:span text:style-name="T7">Problems caused by modern systems</text:span></text:p>
              </text:list-item>
              <text:list-item>
                <text:p text:style-name="P6"><text:span text:style-name="T7">Compiler barriers</text:span></text:p>
              </text:list-item>
              <text:list-item>
                <text:p text:style-name="P6"><text:span text:style-name="T7">Memory fences</text:span></text:p>
              </text:list-item>
              <text:list-item>
                <text:p text:style-name="P6"><text:span text:style-name="T7">Cache coherency / thrashing</text:span></text:p>
              </text:list-item>
              <text:list-item>
                <text:p text:style-name="P6"><text:span text:style-name="T7">Question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draw:frame presentation:style-name="pr7" draw:text-style-name="P2" draw:layer="layout" svg:width="32.949cm" svg:height="3.881cm" svg:x="1.587cm" svg:y="0.916cm" presentation:class="title">
          <draw:text-box>
            <text:list text:style-name="L1">
              <text:list-header>
                <text:p text:style-name="P7"><text:span text:style-name="T6">How we got here</text:span><text:span text:style-name="T6"><text:line-break/></text:span><text:span text:style-name="T7">A brief history of CPU development</text:span></text:p>
              </text:list-header>
            </text:list>
          </draw:text-box>
        </draw:frame>
        <draw:frame presentation:style-name="pr5" draw:text-style-name="P2" draw:layer="layout" svg:width="32.949cm" svg:height="18.52cm" svg:x="1.587cm" svg:y="6.174cm" presentation:class="outline">
          <draw:text-box>
            <text:list text:style-name="L4">
              <text:list-item>
                <text:p text:style-name="P8"><text:span text:style-name="T7">In the beginning (microprocessors)</text:span></text:p>
                <text:list>
                  <text:list-item>
                    <text:p><text:span text:style-name="T7">One thing at a time, everything in order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7">The need for speed (caches)</text:span></text:p>
                <text:list>
                  <text:list-item>
                    <text:p><text:span text:style-name="T7">Now “real” memory doesn't match “logical” memory</text:span></text:p>
                  </text:list-item>
                </text:list>
              </text:list-item>
              <text:list-item>
                <text:p text:style-name="P6"><text:span text:style-name="T7">Multiple bus masters (DMA and multi-core CPUs)</text:span></text:p>
                <text:list>
                  <text:list-item>
                    <text:p><text:span text:style-name="T7">What happens when more than one agent is accessing memor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32.949cm" svg:height="3.881cm" svg:x="1.587cm" svg:y="0.916cm" presentation:class="title">
          <draw:text-box>
            <text:p>Basic Synchronization Methods</text:p>
          </draw:text-box>
        </draw:frame>
        <draw:frame presentation:style-name="pr9" draw:layer="layout" svg:width="32.949cm" svg:height="18.52cm" svg:x="1.587cm" svg:y="6.174cm" presentation:class="outline">
          <draw:text-box>
            <text:list text:style-name="L4">
              <text:list-item>
                <text:p>Atomic access (asm, C11, gcc, libraries)</text:p>
                <text:list>
                  <text:list-item>
                    <text:p>Simple, the foundation of all other methods</text:p>
                  </text:list-item>
                  <text:list-item>
                    <text:p>Up to 64-bit data types on modern CPUs</text:p>
                  </text:list-item>
                </text:list>
              </text:list-item>
              <text:list-item>
                <text:p>Spinlocks / Locks / Semaphores / Critical sections</text:p>
              </text:list-item>
              <text:list-item>
                <text:p>Request / Acknowledge (4-step 'dance')</text:p>
              </text:list-item>
              <text:list-item>
                <text:p>Ring buffer / Queue / FIFO</text:p>
              </text:list-item>
              <text:list-item>
                <text:p>Others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1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draw:frame presentation:style-name="pr11" draw:text-style-name="P2" draw:layer="layout" svg:width="32.949cm" svg:height="3.881cm" svg:x="1.587cm" svg:y="0.916cm" presentation:class="title">
          <draw:text-box>
            <text:list text:style-name="L1">
              <text:list-header>
                <text:p text:style-name="P7">Ring buffer basics</text:p>
              </text:list-header>
            </text:list>
          </draw:text-box>
        </draw:frame>
        <draw:frame presentation:style-name="pr5" draw:text-style-name="P2" draw:layer="layout" svg:width="32.949cm" svg:height="18.52cm" svg:x="1.587cm" svg:y="6.174cm" presentation:class="outline">
          <draw:text-box>
            <text:list text:style-name="L5">
              <text:list-item>
                <text:p text:style-name="P9"><text:span text:style-name="T7">One writer, one reader, zero locks</text:span></text:p>
              </text:list-item>
              <text:list-item>
                <text:p text:style-name="P9"><text:span text:style-name="T7">Write:</text:span></text:p>
                <text:list>
                  <text:list-item>
                    <text:p text:style-name="P10"><text:span text:style-name="T7">Check for space (compare read and write pointers)</text:span></text:p>
                  </text:list-item>
                  <text:list-item>
                    <text:p text:style-name="P10"><text:span text:style-name="T7">Write data into buffer</text:span></text:p>
                  </text:list-item>
                  <text:list-item>
                    <text:p text:style-name="P10"><text:span text:style-name="T7">Update write pointer</text:span></text:p>
                  </text:list-item>
                </text:list>
              </text:list-item>
              <text:list-item>
                <text:p text:style-name="P9"><text:span text:style-name="T7">Read:</text:span></text:p>
              </text:list-item>
            </text:list>
            <text:list text:style-name="L4">
              <text:list-item>
                <text:list>
                  <text:list-item>
                    <text:p><text:span text:style-name="T7">Check for data available (compare read and write pointers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7">Read data from buffer</text:span></text:p>
                  </text:list-item>
                  <text:list-item>
                    <text:p text:style-name="P10"><text:span text:style-name="T7">Update read pointer</text:span></text:p>
                  </text:list-item>
                </text:list>
              </text:list-item>
              <text:list-item>
                <text:p text:style-name="P11"><text:span text:style-name="T7">Safe operation if read or write pointer is “old”</text:span></text:p>
              </text:list-item>
              <text:list-item>
                <text:p text:style-name="P10"><text:span text:style-name="T7">Lock free operation assuming atomic pointer updates!</text:span></text:p>
              </text:list-item>
              <text:list-item>
                <text:p text:style-name="P10"><text:span text:style-name="T7">What could possibly go wrong?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draw:frame presentation:style-name="pr7" draw:text-style-name="P2" draw:layer="layout" svg:width="32.949cm" svg:height="3.881cm" svg:x="1.587cm" svg:y="0.916cm" presentation:class="title">
          <draw:text-box>
            <text:list text:style-name="L1">
              <text:list-header>
                <text:p text:style-name="P7"><text:span text:style-name="T6">Problems – What can go wrong</text:span></text:p>
              </text:list-header>
            </text:list>
          </draw:text-box>
        </draw:frame>
        <draw:frame presentation:style-name="pr5" draw:text-style-name="P2" draw:layer="layout" svg:width="32.949cm" svg:height="18.52cm" svg:x="1.587cm" svg:y="6.174cm" presentation:class="outline">
          <draw:text-box>
            <text:list text:style-name="L3">
              <text:list-item>
                <text:p text:style-name="P6"><text:span text:style-name="T7">Various corner cases result in incorrect logic</text:span><text:span text:style-name="T7"> (use a library!)</text:span></text:p>
                <text:list>
                  <text:list-item>
                    <text:p><text:span text:style-name="T7">Non power-of-two size, full bit, etc.</text:span></text:p>
                  </text:list-item>
                </text:list>
              </text:list-item>
              <text:list-item>
                <text:p text:style-name="P6"><text:span text:style-name="T7">Memory access ordering changed by:</text:span></text:p>
              </text:list-item>
            </text:list>
            <text:list text:style-name="L4">
              <text:list-item>
                <text:list>
                  <text:list-item>
                    <text:p><text:span text:style-name="T7">Compiler optimizations changing load/store order</text:span></text:p>
                  </text:list-item>
                  <text:list-item>
                    <text:p><text:span text:style-name="T7">Speculative reads</text:span></text:p>
                  </text:list-item>
                  <text:list-item>
                    <text:p><text:span text:style-name="T7">Read promotions (posted write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7">Hardware optimizations</text:span></text:p>
                    <text:list>
                      <text:list-item>
                        <text:p><text:span text:style-name="T7">DRAM bank / page optimizations</text:span></text:p>
                      </text:list-item>
                      <text:list-item>
                        <text:p><text:span text:style-name="T7">Multichannel memory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7">Path congestion,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draw:frame presentation:style-name="pr12" draw:layer="layout" svg:width="32.949cm" svg:height="3.881cm" svg:x="1.587cm" svg:y="0.916cm" presentation:class="title">
          <draw:text-box>
            <text:p>Barriers and Fences</text:p>
          </draw:text-box>
        </draw:frame>
        <draw:frame presentation:style-name="pr9" draw:layer="layout" svg:width="32.949cm" svg:height="18.52cm" svg:x="1.587cm" svg:y="6.174cm" presentation:class="outline">
          <draw:text-box>
            <text:list text:style-name="L4">
              <text:list-item>
                <text:p>Guarantee required ordering</text:p>
              </text:list-item>
              <text:list-item>
                <text:p>Vary in details and “expense” by architecture from very light-weight to “invalidate cache”</text:p>
              </text:list-item>
              <text:list-item>
                <text:p>Compiler barrier – optimization boundary only</text:p>
              </text:list-item>
              <text:list-item>
                <text:p>Guarantee ordering of memory accesses</text:p>
              </text:list-item>
              <text:list-item>
                <text:p>Guarantee completion of memory accesses</text:p>
              </text:list-item>
              <text:list-item>
                <text:p>You can specify direction (r/w) and domain (advanced!)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1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draw:frame presentation:style-name="pr11" draw:text-style-name="P2" draw:layer="layout" svg:width="32.949cm" svg:height="3.881cm" svg:x="1.587cm" svg:y="0.916cm" presentation:class="title">
          <draw:text-box>
            <text:list text:style-name="L1">
              <text:list-header>
                <text:p text:style-name="P7">Ring buffer basics revisited</text:p>
              </text:list-header>
            </text:list>
          </draw:text-box>
        </draw:frame>
        <draw:frame presentation:style-name="pr5" draw:text-style-name="P2" draw:layer="layout" svg:width="32.949cm" svg:height="18.52cm" svg:x="1.587cm" svg:y="6.174cm" presentation:class="outline">
          <draw:text-box>
            <text:list text:style-name="L5">
              <text:list-item>
                <text:p text:style-name="P9"><text:span text:style-name="T7">Write:</text:span></text:p>
                <text:list>
                  <text:list-item>
                    <text:p text:style-name="P10"><text:span text:style-name="T7">Check for space (compare read and write pointers)</text:span></text:p>
                  </text:list-item>
                  <text:list-item>
                    <text:p text:style-name="P10"><text:span text:style-name="T7">Write data to buffer</text:span></text:p>
                  </text:list-item>
                  <text:list-item>
                    <text:p text:style-name="P10"><text:span text:style-name="T8">Memory fence!</text:span><text:span text:style-name="T9"> <text:s/>Insure all data is written before the write pointer is updated!</text:span></text:p>
                  </text:list-item>
                  <text:list-item>
                    <text:p text:style-name="P10"><text:span text:style-name="T7">Update write pointer</text:span></text:p>
                  </text:list-item>
                </text:list>
              </text:list-item>
              <text:list-item>
                <text:p text:style-name="P9"><text:span text:style-name="T7">Read: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7">Check for data available (compare read and write pointers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7">Read data from buffer</text:span></text:p>
                  </text:list-item>
                  <text:list-item>
                    <text:p text:style-name="P12"><text:span text:style-name="T8">Memory fence!</text:span><text:span text:style-name="T9"> <text:s/>Insure all data is read before the read pointer is updated!</text:span></text:p>
                  </text:list-item>
                  <text:list-item>
                    <text:p text:style-name="P12"><text:span text:style-name="T7">Update read pointer</text:span></text:p>
                  </text:list-item>
                </text:list>
              </text:list-item>
              <text:list-item>
                <text:p><text:span text:style-name="T7">Other tweaks (add fence to insure pointer updates are immediately pushed out to memory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6" draw:text-style-name="P1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draw:frame presentation:style-name="pr12" draw:layer="layout" svg:width="32.949cm" svg:height="3.881cm" svg:x="1.587cm" svg:y="0.916cm" presentation:class="title">
          <draw:text-box>
            <text:p>Cache effects</text:p>
          </draw:text-box>
        </draw:frame>
        <draw:frame presentation:style-name="pr9" draw:layer="layout" svg:width="32.949cm" svg:height="18.52cm" svg:x="1.587cm" svg:y="6.174cm" presentation:class="outline">
          <draw:text-box>
            <text:list text:style-name="L4">
              <text:list-item>
                <text:p>Each CPU core typically has independent caches</text:p>
              </text:list-item>
              <text:list-item>
                <text:p>Caches negotiate for “ownership” of chunks of data, typically a complete cache line</text:p>
              </text:list-item>
              <text:list-item>
                <text:p>Data alignment and access patterns can significantly impact performance</text:p>
              </text:list-item>
              <text:list-item>
                <text:p>Single core: Pack data to fit as much as possible into cache </text:p>
                <text:list>
                  <text:list-item>
                    <text:p>Can cause horrible performance on multi-core systems!</text:p>
                  </text:list-item>
                </text:list>
              </text:list-item>
              <text:list-item>
                <text:p>Multi-core: Insure data written by different cores resides in different cache lines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1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draw:frame presentation:style-name="pr12" draw:layer="layout" svg:width="32.949cm" svg:height="3.881cm" svg:x="1.587cm" svg:y="0.916cm" presentation:class="title">
          <draw:text-box>
            <text:p>References</text:p>
          </draw:text-box>
        </draw:frame>
        <draw:frame presentation:style-name="pr9" draw:text-style-name="P14" draw:layer="layout" svg:width="32.949cm" svg:height="18.52cm" svg:x="1.587cm" svg:y="6.174cm" presentation:class="outline">
          <draw:text-box>
            <text:list text:style-name="L4">
              <text:list-item>
                <text:p text:style-name="P14"><text:span text:style-name="T10">Linux kernel memory barrier documentation</text:span><text:span text:style-name="T10"><text:line-break/></text:span><text:span text:style-name="T10"><text:a xlink:href="https://www.kernel.org/doc/Documentation/memory-barriers.txt" xlink:type="simple">https://www.kernel.org/doc/Documentation/memory-barriers.txt</text:a></text:span></text:p>
              </text:list-item>
              <text:list-item>
                <text:p text:style-name="P14"><text:span text:style-name="T10">From Weak to Weedy: Effective Use of Memory Barriers in the ARM Linux Kernel presentation by W. Deacon, ARM</text:span><text:span text:style-name="T10"><text:line-break/></text:span><text:span text:style-name="T10"><text:a xlink:href="https://www.youtube.com/watch?v=6ORn6_35kKo" xlink:type="simple">https://www.youtube.com/watch?v=6ORn6_35kKo</text:a></text:span></text:p>
              </text:list-item>
              <text:list-item>
                <text:p text:style-name="P14"><text:span text:style-name="T10">Slides for above W. Deacon presentation</text:span><text:span text:style-name="T10"><text:line-break/></text:span><text:span text:style-name="T10"><text:a xlink:href="http://elinux.org/images/7/73/Deacon-weak-to-weedy.pdf" xlink:type="simple">http://elinux.org/images/7/73/Deacon-weak-to-weedy.pdf</text:a></text:span></text:p>
              </text:list-item>
              <text:list-item>
                <text:p text:style-name="P14"><text:span text:style-name="T10">Ordering and Barriers: </text:span><text:span text:style-name="T10"><text:line-break/></text:span><text:span text:style-name="T10">Linux Kernel Development Second Edition Ch. 9, Sec. 10</text:span><text:span text:style-name="T10"><text:line-break/></text:span><text:span text:style-name="T10"><text:a xlink:href="http://www.makelinux.net/books/lkd2/ch09lev1sec10.html" xlink:type="simple">http://www.makelinux.net/books/lkd2/ch09lev1sec10.html</text:a></text:span></text:p>
              </text:list-item>
              <text:list-item>
                <text:p text:style-name="P14"><text:span text:style-name="T10">Linus on barrier()</text:span><text:span text:style-name="T10"><text:line-break/></text:span><text:span text:style-name="T10"><text:a xlink:href="http://yarchive.net/comp/linux/memory_barriers.html" xlink:type="simple">http://yarchive.net/comp/linux/memory_barriers.html</text:a>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1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draw:frame presentation:style-name="pr8" draw:layer="layout" svg:width="32.949cm" svg:height="3.881cm" svg:x="1.587cm" svg:y="0.916cm" presentation:class="title">
          <draw:text-box>
            <text:p>License</text:p>
          </draw:text-box>
        </draw:frame>
        <draw:frame presentation:style-name="pr9" draw:layer="layout" svg:width="32.949cm" svg:height="18.52cm" svg:x="1.587cm" svg:y="6.174cm" presentation:class="outline" presentation:user-transformed="true">
          <draw:text-box>
            <text:list text:style-name="L4">
              <text:list-header>
                <text:p>Copyright (C) <text:s/>2015 <text:s/>Charles Steinkuehler.</text:p>
                <text:p>Permission is granted to copy, distribute and/or modify this document under the terms of the GNU Free Documentation License, Version 1.3 or any later version published by the Free Software Foundation; with no Invariant Sections, no Front-Cover Texts, and no Back-Cover Texts. <text:s/>A copy of the license may be obtained from the Free Software Foundation:<text:line-break/><text:line-break/>http://www.gnu.org/licenses/fdl.html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13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egreya Sans SC" svg:font-family="'Alegreya Sans SC'" style:font-pitch="variable"/>
    <style:font-face style:name="Arial" svg:font-family="Arial" style:font-pitch="variable"/>
    <style:font-face style:name="Helvetica" svg:font-family="Helvetica" style:font-pitch="variable"/>
    <style:font-face style:name="Helvetica Light" svg:font-family="'Helvetica Light'" style:font-pitch="variable"/>
    <style:font-face style:name="Helvetica Neue1" svg:font-family="'Helvetica Neue'" style:font-pitch="variable"/>
    <style:font-face style:name="Helvetica Neue Light1" svg:font-family="'Helvetica Neue Light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Helvetica Neue" svg:font-family="'Helvetica Neue'" style:font-family-generic="roman" style:font-pitch="variable"/>
    <style:font-face style:name="Helvetica Neue Light" svg:font-family="'Helvetica Neue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 Neue2" svg:font-family="'Helvetica Neue'" style:font-family-generic="system" style:font-pitch="variable"/>
    <style:font-face style:name="Helvetica Neue Light2" svg:font-family="'Helvetica Neue Light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 Light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 Light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 Light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 Ligh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opacity="100%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41cm" fo:padding-bottom="0.141cm" fo:padding-left="0.141cm" fo:padding-right="0.141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 Light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 Light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 Light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 Ligh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17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22pt" fo:font-style="normal" fo:text-shadow="none" style:text-underline-style="none" fo:font-weight="normal" style:font-name-asian="Helvetica Neue1" style:font-family-asian="'Helvetica Neue'" style:font-pitch-asian="variable" style:font-size-asian="22pt" style:font-style-asian="normal" style:font-weight-asian="normal" style:font-name-complex="Helvetica Neue1" style:font-family-complex="'Helvetica Neue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41cm" fo:padding-bottom="0.141cm" fo:padding-left="0.141cm" fo:padding-right="0.141cm">
        <text:list-style style:name="Default-outline1">
          <text:list-level-style-bullet text:level="1" text:bullet-char="•">
            <style:list-level-properties text:min-label-width="1.27cm"/>
            <style:text-properties style:font-name="Helvetica Neue1" fo:color="#747474" fo:font-size="75%"/>
          </text:list-level-style-bullet>
          <text:list-level-style-bullet text:level="2" text:bullet-char="•">
            <style:list-level-properties text:space-before="1.27cm" text:min-label-width="1.27cm"/>
            <style:text-properties style:font-name="Helvetica Neue1" fo:color="#747474" fo:font-size="75%"/>
          </text:list-level-style-bullet>
          <text:list-level-style-bullet text:level="3" text:bullet-char="•">
            <style:list-level-properties text:space-before="2.54cm" text:min-label-width="1.27cm"/>
            <style:text-properties style:font-name="Helvetica Neue1" fo:color="#747474" fo:font-size="75%"/>
          </text:list-level-style-bullet>
          <text:list-level-style-bullet text:level="4" text:bullet-char="•">
            <style:list-level-properties text:space-before="3.81cm" text:min-label-width="1.27cm"/>
            <style:text-properties style:font-name="Helvetica Neue1" fo:color="#747474" fo:font-size="75%"/>
          </text:list-level-style-bullet>
          <text:list-level-style-bullet text:level="5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6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7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8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9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10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</text:list-style>
      </style:graphic-properties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352cm"/>
          <style:tab-stop style:position="1.975cm"/>
          <style:tab-stop style:position="3.598cm"/>
          <style:tab-stop style:position="5.221cm"/>
          <style:tab-stop style:position="6.843cm"/>
          <style:tab-stop style:position="8.466cm"/>
          <style:tab-stop style:position="10.089cm"/>
          <style:tab-stop style:position="11.712cm"/>
          <style:tab-stop style:position="13.335cm"/>
          <style:tab-stop style:position="14.957cm"/>
          <style:tab-stop style:position="16.58cm"/>
          <style:tab-stop style:position="18.203cm"/>
          <style:tab-stop style:position="19.826cm"/>
          <style:tab-stop style:position="21.448cm"/>
          <style:tab-stop style:position="23.071cm"/>
          <style:tab-stop style:position="24.694cm"/>
          <style:tab-stop style:position="26.317cm"/>
          <style:tab-stop style:position="27.94cm"/>
        </style:tab-stops>
      </style:paragraph-properties>
      <style:text-properties fo:font-variant="normal" fo:text-transform="none" fo:color="#747474" style:text-outline="false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  <style:tab-stop style:position="23.424cm"/>
          <style:tab-stop style:position="25.047cm"/>
          <style:tab-stop style:position="26.67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1.058cm"/>
          <style:tab-stop style:position="2.681cm"/>
          <style:tab-stop style:position="4.303cm"/>
          <style:tab-stop style:position="5.926cm"/>
          <style:tab-stop style:position="7.549cm"/>
          <style:tab-stop style:position="9.172cm"/>
          <style:tab-stop style:position="10.795cm"/>
          <style:tab-stop style:position="12.417cm"/>
          <style:tab-stop style:position="14.04cm"/>
          <style:tab-stop style:position="15.663cm"/>
          <style:tab-stop style:position="17.286cm"/>
          <style:tab-stop style:position="18.908cm"/>
          <style:tab-stop style:position="20.531cm"/>
          <style:tab-stop style:position="22.154cm"/>
          <style:tab-stop style:position="23.777cm"/>
          <style:tab-stop style:position="25.4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1.411cm"/>
          <style:tab-stop style:position="3.033cm"/>
          <style:tab-stop style:position="4.656cm"/>
          <style:tab-stop style:position="6.279cm"/>
          <style:tab-stop style:position="7.902cm"/>
          <style:tab-stop style:position="9.525cm"/>
          <style:tab-stop style:position="11.147cm"/>
          <style:tab-stop style:position="12.77cm"/>
          <style:tab-stop style:position="14.393cm"/>
          <style:tab-stop style:position="16.016cm"/>
          <style:tab-stop style:position="17.638cm"/>
          <style:tab-stop style:position="19.261cm"/>
          <style:tab-stop style:position="20.884cm"/>
          <style:tab-stop style:position="22.507cm"/>
          <style:tab-stop style:position="24.13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747474" fo:font-size="75%"/>
          </text:list-level-style-number>
          <text:list-level-style-bullet text:level="2" text:bullet-char="•">
            <style:list-level-properties text:space-before="1.27cm"/>
            <style:text-properties style:font-name="Helvetica Neue1" fo:color="#747474" fo:font-size="75%"/>
          </text:list-level-style-bullet>
          <text:list-level-style-bullet text:level="3" text:bullet-char="•">
            <style:list-level-properties text:space-before="2.54cm"/>
            <style:text-properties style:font-name="Helvetica Neue1" fo:color="#747474" fo:font-size="75%"/>
          </text:list-level-style-bullet>
          <text:list-level-style-bullet text:level="4" text:bullet-char="•">
            <style:list-level-properties text:space-before="3.81cm"/>
            <style:text-properties style:font-name="Helvetica Neue1" fo:color="#747474" fo:font-size="75%"/>
          </text:list-level-style-bullet>
          <text:list-level-style-bullet text:level="5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6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7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8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9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10" text:bullet-char="•">
            <style:list-level-properties text:space-before="5.08cm"/>
            <style:text-properties style:font-name="Helvetica Neue1" fo:color="#747474" fo:font-size="75%"/>
          </text:list-level-style-bullet>
        </text:list-style>
      </style:graphic-properties>
      <style:paragraph-properties fo:margin-left="0cm" fo:margin-right="0cm" fo:margin-top="1.481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font-variant="normal" fo:text-transform="none" fo:color="#747474" style:text-outline="false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style:font-pitch="variable" fo:font-size="42pt" fo:font-style="normal" fo:text-shadow="none" style:text-underline-style="none" fo:font-weight="normal" style:font-name-asian="Helvetica Neue Light1" style:font-family-asian="'Helvetica Neue Light'" style:font-pitch-asian="variable" style:font-size-asian="42pt" style:font-style-asian="normal" style:font-weight-asian="normal" style:font-name-complex="Helvetica Neue Light1" style:font-family-complex="'Helvetica Neue Light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opacity="100%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41cm" fo:padding-bottom="0.141cm" fo:padding-left="0.141cm" fo:padding-right="0.141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17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22pt" fo:font-style="normal" fo:text-shadow="none" style:text-underline-style="none" fo:font-weight="normal" style:letter-kerning="true" style:font-name-asian="Helvetica Neue1" style:font-family-asian="'Helvetica Neue'" style:font-pitch-asian="variable" style:font-size-asian="22pt" style:font-style-asian="normal" style:font-weight-asian="normal" style:font-name-complex="Helvetica Neue1" style:font-family-complex="'Helvetica Neue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41cm" fo:padding-bottom="0.141cm" fo:padding-left="0.141cm" fo:padding-right="0.141cm">
        <text:list-style style:name="Title1-outline1">
          <text:list-level-style-bullet text:level="1" text:bullet-char="•">
            <style:list-level-properties text:min-label-width="1.27cm"/>
            <style:text-properties style:font-name="Helvetica Neue1" fo:color="#747474" fo:font-size="75%"/>
          </text:list-level-style-bullet>
          <text:list-level-style-bullet text:level="2" text:bullet-char="•">
            <style:list-level-properties text:space-before="1.27cm" text:min-label-width="1.27cm"/>
            <style:text-properties style:font-name="Helvetica Neue1" fo:color="#747474" fo:font-size="75%"/>
          </text:list-level-style-bullet>
          <text:list-level-style-bullet text:level="3" text:bullet-char="•">
            <style:list-level-properties text:space-before="2.54cm" text:min-label-width="1.27cm"/>
            <style:text-properties style:font-name="Helvetica Neue1" fo:color="#747474" fo:font-size="75%"/>
          </text:list-level-style-bullet>
          <text:list-level-style-bullet text:level="4" text:bullet-char="•">
            <style:list-level-properties text:space-before="3.81cm" text:min-label-width="1.27cm"/>
            <style:text-properties style:font-name="Helvetica Neue1" fo:color="#747474" fo:font-size="75%"/>
          </text:list-level-style-bullet>
          <text:list-level-style-bullet text:level="5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6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7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8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9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10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</text:list-style>
      </style:graphic-properties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352cm"/>
          <style:tab-stop style:position="1.975cm"/>
          <style:tab-stop style:position="3.598cm"/>
          <style:tab-stop style:position="5.221cm"/>
          <style:tab-stop style:position="6.843cm"/>
          <style:tab-stop style:position="8.466cm"/>
          <style:tab-stop style:position="10.089cm"/>
          <style:tab-stop style:position="11.712cm"/>
          <style:tab-stop style:position="13.335cm"/>
          <style:tab-stop style:position="14.957cm"/>
          <style:tab-stop style:position="16.58cm"/>
          <style:tab-stop style:position="18.203cm"/>
          <style:tab-stop style:position="19.826cm"/>
          <style:tab-stop style:position="21.448cm"/>
          <style:tab-stop style:position="23.071cm"/>
          <style:tab-stop style:position="24.694cm"/>
          <style:tab-stop style:position="26.317cm"/>
          <style:tab-stop style:position="27.94cm"/>
        </style:tab-stops>
      </style:paragraph-properties>
      <style:text-properties fo:font-variant="normal" fo:text-transform="none" fo:color="#747474" style:text-outline="false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letter-kerning="true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  <style:tab-stop style:position="23.424cm"/>
          <style:tab-stop style:position="25.047cm"/>
          <style:tab-stop style:position="26.67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1.058cm"/>
          <style:tab-stop style:position="2.681cm"/>
          <style:tab-stop style:position="4.303cm"/>
          <style:tab-stop style:position="5.926cm"/>
          <style:tab-stop style:position="7.549cm"/>
          <style:tab-stop style:position="9.172cm"/>
          <style:tab-stop style:position="10.795cm"/>
          <style:tab-stop style:position="12.417cm"/>
          <style:tab-stop style:position="14.04cm"/>
          <style:tab-stop style:position="15.663cm"/>
          <style:tab-stop style:position="17.286cm"/>
          <style:tab-stop style:position="18.908cm"/>
          <style:tab-stop style:position="20.531cm"/>
          <style:tab-stop style:position="22.154cm"/>
          <style:tab-stop style:position="23.777cm"/>
          <style:tab-stop style:position="25.4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1.411cm"/>
          <style:tab-stop style:position="3.033cm"/>
          <style:tab-stop style:position="4.656cm"/>
          <style:tab-stop style:position="6.279cm"/>
          <style:tab-stop style:position="7.902cm"/>
          <style:tab-stop style:position="9.525cm"/>
          <style:tab-stop style:position="11.147cm"/>
          <style:tab-stop style:position="12.77cm"/>
          <style:tab-stop style:position="14.393cm"/>
          <style:tab-stop style:position="16.016cm"/>
          <style:tab-stop style:position="17.638cm"/>
          <style:tab-stop style:position="19.261cm"/>
          <style:tab-stop style:position="20.884cm"/>
          <style:tab-stop style:position="22.507cm"/>
          <style:tab-stop style:position="24.13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747474" fo:font-size="75%"/>
          </text:list-level-style-number>
          <text:list-level-style-bullet text:level="2" text:bullet-char="•">
            <style:list-level-properties text:space-before="1.27cm"/>
            <style:text-properties style:font-name="Helvetica Neue1" fo:color="#747474" fo:font-size="75%"/>
          </text:list-level-style-bullet>
          <text:list-level-style-bullet text:level="3" text:bullet-char="•">
            <style:list-level-properties text:space-before="2.54cm"/>
            <style:text-properties style:font-name="Helvetica Neue1" fo:color="#747474" fo:font-size="75%"/>
          </text:list-level-style-bullet>
          <text:list-level-style-bullet text:level="4" text:bullet-char="•">
            <style:list-level-properties text:space-before="3.81cm"/>
            <style:text-properties style:font-name="Helvetica Neue1" fo:color="#747474" fo:font-size="75%"/>
          </text:list-level-style-bullet>
          <text:list-level-style-bullet text:level="5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6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7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8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9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10" text:bullet-char="•">
            <style:list-level-properties text:space-before="5.08cm"/>
            <style:text-properties style:font-name="Helvetica Neue1" fo:color="#747474" fo:font-size="75%"/>
          </text:list-level-style-bullet>
        </text:list-style>
      </style:graphic-properties>
      <style:paragraph-properties fo:margin-left="0cm" fo:margin-right="0cm" fo:margin-top="1.481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font-variant="normal" fo:text-transform="none" fo:color="#747474" style:text-outline="false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letter-kerning="true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bottom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style:font-pitch="variable" fo:font-size="42pt" fo:font-style="normal" fo:text-shadow="none" style:text-underline-style="none" fo:font-weight="normal" style:letter-kerning="true" style:font-name-asian="Helvetica Neue Light1" style:font-family-asian="'Helvetica Neue Light'" style:font-pitch-asian="variable" style:font-size-asian="42pt" style:font-style-asian="normal" style:font-weight-asian="normal" style:font-name-complex="Helvetica Neue Light1" style:font-family-complex="'Helvetica Neue Light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opacity="100%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right" draw:textarea-vertical-align="top" fo:padding-top="0.141cm" fo:padding-bottom="0.141cm" fo:padding-left="0.141cm" fo:padding-right="0.141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17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22pt" fo:font-style="normal" fo:text-shadow="none" style:text-underline-style="none" fo:font-weight="normal" style:letter-kerning="true" style:font-name-asian="Helvetica Neue1" style:font-family-asian="'Helvetica Neue'" style:font-pitch-asian="variable" style:font-size-asian="22pt" style:font-style-asian="normal" style:font-weight-asian="normal" style:font-name-complex="Helvetica Neue1" style:font-family-complex="'Helvetica Neue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•">
            <style:list-level-properties text:min-label-width="1.27cm"/>
            <style:text-properties style:font-name="Helvetica Neue1" fo:color="#747474" fo:font-size="75%"/>
          </text:list-level-style-bullet>
          <text:list-level-style-bullet text:level="2" text:bullet-char="•">
            <style:list-level-properties text:space-before="1.27cm" text:min-label-width="1.27cm"/>
            <style:text-properties style:font-name="Helvetica Neue1" fo:color="#747474" fo:font-size="75%"/>
          </text:list-level-style-bullet>
          <text:list-level-style-bullet text:level="3" text:bullet-char="•">
            <style:list-level-properties text:space-before="2.54cm" text:min-label-width="1.27cm"/>
            <style:text-properties style:font-name="Helvetica Neue1" fo:color="#747474" fo:font-size="75%"/>
          </text:list-level-style-bullet>
          <text:list-level-style-bullet text:level="4" text:bullet-char="•">
            <style:list-level-properties text:space-before="3.81cm" text:min-label-width="1.27cm"/>
            <style:text-properties style:font-name="Helvetica Neue1" fo:color="#747474" fo:font-size="75%"/>
          </text:list-level-style-bullet>
          <text:list-level-style-bullet text:level="5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6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7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8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9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10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</text:list-style>
      </style:graphic-properties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352cm"/>
          <style:tab-stop style:position="1.975cm"/>
          <style:tab-stop style:position="3.598cm"/>
          <style:tab-stop style:position="5.221cm"/>
          <style:tab-stop style:position="6.843cm"/>
          <style:tab-stop style:position="8.466cm"/>
          <style:tab-stop style:position="10.089cm"/>
          <style:tab-stop style:position="11.712cm"/>
          <style:tab-stop style:position="13.335cm"/>
          <style:tab-stop style:position="14.957cm"/>
          <style:tab-stop style:position="16.58cm"/>
          <style:tab-stop style:position="18.203cm"/>
          <style:tab-stop style:position="19.826cm"/>
          <style:tab-stop style:position="21.448cm"/>
          <style:tab-stop style:position="23.071cm"/>
          <style:tab-stop style:position="24.694cm"/>
          <style:tab-stop style:position="26.317cm"/>
          <style:tab-stop style:position="27.94cm"/>
        </style:tab-stops>
      </style:paragraph-properties>
      <style:text-properties fo:font-variant="normal" fo:text-transform="none" fo:color="#747474" style:text-outline="false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letter-kerning="true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  <style:tab-stop style:position="23.424cm"/>
          <style:tab-stop style:position="25.047cm"/>
          <style:tab-stop style:position="26.67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1.058cm"/>
          <style:tab-stop style:position="2.681cm"/>
          <style:tab-stop style:position="4.303cm"/>
          <style:tab-stop style:position="5.926cm"/>
          <style:tab-stop style:position="7.549cm"/>
          <style:tab-stop style:position="9.172cm"/>
          <style:tab-stop style:position="10.795cm"/>
          <style:tab-stop style:position="12.417cm"/>
          <style:tab-stop style:position="14.04cm"/>
          <style:tab-stop style:position="15.663cm"/>
          <style:tab-stop style:position="17.286cm"/>
          <style:tab-stop style:position="18.908cm"/>
          <style:tab-stop style:position="20.531cm"/>
          <style:tab-stop style:position="22.154cm"/>
          <style:tab-stop style:position="23.777cm"/>
          <style:tab-stop style:position="25.4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1.411cm"/>
          <style:tab-stop style:position="3.033cm"/>
          <style:tab-stop style:position="4.656cm"/>
          <style:tab-stop style:position="6.279cm"/>
          <style:tab-stop style:position="7.902cm"/>
          <style:tab-stop style:position="9.525cm"/>
          <style:tab-stop style:position="11.147cm"/>
          <style:tab-stop style:position="12.77cm"/>
          <style:tab-stop style:position="14.393cm"/>
          <style:tab-stop style:position="16.016cm"/>
          <style:tab-stop style:position="17.638cm"/>
          <style:tab-stop style:position="19.261cm"/>
          <style:tab-stop style:position="20.884cm"/>
          <style:tab-stop style:position="22.507cm"/>
          <style:tab-stop style:position="24.13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747474" fo:font-size="75%"/>
          </text:list-level-style-number>
          <text:list-level-style-bullet text:level="2" text:bullet-char="•">
            <style:list-level-properties text:space-before="1.27cm"/>
            <style:text-properties style:font-name="Helvetica Neue1" fo:color="#747474" fo:font-size="75%"/>
          </text:list-level-style-bullet>
          <text:list-level-style-bullet text:level="3" text:bullet-char="•">
            <style:list-level-properties text:space-before="2.54cm"/>
            <style:text-properties style:font-name="Helvetica Neue1" fo:color="#747474" fo:font-size="75%"/>
          </text:list-level-style-bullet>
          <text:list-level-style-bullet text:level="4" text:bullet-char="•">
            <style:list-level-properties text:space-before="3.81cm"/>
            <style:text-properties style:font-name="Helvetica Neue1" fo:color="#747474" fo:font-size="75%"/>
          </text:list-level-style-bullet>
          <text:list-level-style-bullet text:level="5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6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7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8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9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10" text:bullet-char="•">
            <style:list-level-properties text:space-before="5.08cm"/>
            <style:text-properties style:font-name="Helvetica Neue1" fo:color="#747474" fo:font-size="75%"/>
          </text:list-level-style-bullet>
        </text:list-style>
      </style:graphic-properties>
      <style:paragraph-properties fo:margin-left="0cm" fo:margin-right="0cm" fo:margin-top="1.481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font-variant="normal" fo:text-transform="none" fo:color="#747474" style:text-outline="false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letter-kerning="true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style:font-pitch="variable" fo:font-size="42pt" fo:font-style="normal" fo:text-shadow="none" style:text-underline-style="none" fo:font-weight="normal" style:letter-kerning="true" style:font-name-asian="Helvetica Neue Light1" style:font-family-asian="'Helvetica Neue Light'" style:font-pitch-asian="variable" style:font-size-asian="42pt" style:font-style-asian="normal" style:font-weight-asian="normal" style:font-name-complex="Helvetica Neue Light1" style:font-family-complex="'Helvetica Neue Light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35cm" svg:stroke-color="#9a9a9a" draw:marker-start="" draw:marker-start-width="0.21cm" draw:marker-start-center="false" draw:marker-end="" draw:marker-end-width="0.21cm" draw:marker-end-center="false" svg:stroke-opacity="100%" draw:stroke-linejoin="miter" draw:fill="none" draw:fill-color="#ffffff" draw:textarea-horizontal-align="left" draw:textarea-vertical-align="middle" draw:auto-grow-height="false" fo:padding-top="0.141cm" fo:padding-bottom="0.141cm" fo:padding-left="0.141cm" fo:padding-right="0.141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middle" draw:auto-grow-height="true" fo:padding-top="0.141cm" fo:padding-bottom="0.141cm" fo:padding-left="0.141cm" fo:padding-right="0.141cm" fo:wrap-option="wrap" draw:shadow-color="#808080"/>
    </style:style>
    <style:style style:name="Mgr6" style:family="graphic" style:parent-style-name="standard">
      <style:graphic-properties draw:stroke="none" draw:fill="none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83cm" fo:min-width="0cm" fo:wrap-option="no-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83cm" fo:min-width="0cm" fo:wrap-option="no-wrap"/>
    </style:style>
    <style:style style:name="Mpr3" style:family="presentation" style:parent-style-name="Title2-backgroundobjects" style:list-style-name="ML1">
      <style:graphic-properties draw:stroke="none" draw:fill="none" draw:fill-color="#ffffff" draw:auto-grow-height="false" draw:auto-grow-width="false" fo:min-height="0.83cm" fo:min-width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line-height="100%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legreya Sans SC" fo:font-size="12pt" fo:font-weight="bold" style:font-name-asian="Alegreya Sans SC" style:font-size-asian="12pt" style:font-weight-asian="bold" style:font-name-complex="Alegreya Sans SC" style:font-size-complex="12pt" style:font-weight-complex="bold"/>
    </style:style>
    <style:style style:name="MT3" style:family="text">
      <style:text-properties style:font-name="Alegreya Sans SC" fo:font-size="10pt" style:font-name-asian="Alegreya Sans SC" style:font-size-asian="10pt" style:font-name-complex="Alegreya Sans SC" style:font-size-complex="10pt"/>
    </style:style>
    <style:style style:name="MT4" style:family="text">
      <style:text-properties style:font-name="Helvetica Neue1" fo:font-size="14pt" style:font-name-asian="Helvetica Neue1" style:font-size-asian="14pt" style:font-name-complex="Helvetica Neue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0.635cm"/>
        <style:text-properties style:font-name="Helvetica Neue Light1" fo:color="#000000" fo:font-size="100%"/>
      </text:list-level-style-bullet>
      <text:list-level-style-bullet text:level="3" text:bullet-char="•">
        <style:list-level-properties text:space-before="1.27cm"/>
        <style:text-properties style:font-name="Helvetica Neue Light1" fo:color="#000000" fo:font-size="100%"/>
      </text:list-level-style-bullet>
      <text:list-level-style-bullet text:level="4" text:bullet-char="•">
        <style:list-level-properties text:space-before="1.905cm"/>
        <style:text-properties style:font-name="Helvetica Neue Light1" fo:color="#000000" fo:font-size="100%"/>
      </text:list-level-style-bullet>
      <text:list-level-style-bullet text:level="5" text:bullet-char="•">
        <style:list-level-properties text:space-before="2.54cm"/>
        <style:text-properties style:font-name="Helvetica Neue Light1" fo:color="#000000" fo:font-size="100%"/>
      </text:list-level-style-bullet>
      <text:list-level-style-bullet text:level="6" text:bullet-char="•">
        <style:list-level-properties text:space-before="2.54cm"/>
        <style:text-properties style:font-name="Helvetica Neue Light1" fo:color="#000000" fo:font-size="100%"/>
      </text:list-level-style-bullet>
      <text:list-level-style-bullet text:level="7" text:bullet-char="•">
        <style:list-level-properties text:space-before="2.54cm"/>
        <style:text-properties style:font-name="Helvetica Neue Light1" fo:color="#000000" fo:font-size="100%"/>
      </text:list-level-style-bullet>
      <text:list-level-style-bullet text:level="8" text:bullet-char="•">
        <style:list-level-properties text:space-before="2.54cm"/>
        <style:text-properties style:font-name="Helvetica Neue Light1" fo:color="#000000" fo:font-size="100%"/>
      </text:list-level-style-bullet>
      <text:list-level-style-bullet text:level="9" text:bullet-char="•">
        <style:list-level-properties text:space-before="2.54cm"/>
        <style:text-properties style:font-name="Helvetica Neue Light1" fo:color="#000000" fo:font-size="100%"/>
      </text:list-level-style-bullet>
      <text:list-level-style-bullet text:level="10" text:bullet-char="•">
        <style:list-level-properties text:space-before="2.54cm"/>
        <style:text-properties style:font-name="Helvetica Neue Light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32.962cm" svg:height="0.001cm" svg:x="1.588cm" svg:y="5.46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32.949cm" svg:height="3.881cm" svg:x="1.587cm" svg:y="0.916cm" presentation:class="title" presentation:placeholder="true">
        <draw:text-box/>
      </draw:frame>
      <draw:frame draw:name="pasted-image.tif" draw:style-name="Mgr4" draw:text-style-name="MP4" draw:layer="backgroundobjects" svg:width="1.129cm" svg:height="1.129cm" svg:x="33.624cm" svg:y="24.659cm">
        <draw:image xlink:href="">
          <text:p/>
        </draw:image>
      </draw:frame>
      <draw:custom-shape draw:style-name="Mgr5" draw:text-style-name="MP3" draw:layer="backgroundobjects" svg:width="4.586cm" svg:height="1.213cm" svg:x="28.624cm" svg:y="24.617cm">
        <text:list text:style-name="ML1">
          <text:list-header>
            <text:p text:style-name="MP5"><text:span text:style-name="MT2">Machinekit</text:span></text:p>
            <text:p text:style-name="MP5"><text:span text:style-name="MT3">Moves. Controls. Things.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32.949cm" svg:height="18.52cm" svg:x="1.587cm" svg:y="6.174cm" presentation:class="outline" presentation:placeholder="true">
        <draw:text-box/>
      </draw:frame>
      <draw:frame presentation:style-name="Mpr1" draw:layer="backgroundobjects" svg:width="0.869cm" svg:height="0.829cm" svg:x="34.073cm" svg:y="25.54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custom-shape draw:style-name="Mgr3" draw:text-style-name="MP3" draw:layer="backgroundobjects" svg:width="32.962cm" svg:height="0.001cm" svg:x="1.588cm" svg:y="13.194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32.949cm" svg:height="8.819cm" svg:x="1.587cm" svg:y="3.668cm" presentation:class="title" presentation:placeholder="true">
        <draw:text-box/>
      </draw:frame>
      <draw:frame presentation:style-name="Title1-outline1" draw:layer="backgroundobjects" svg:width="32.949cm" svg:height="2.822cm" svg:x="1.587cm" svg:y="13.935cm" presentation:class="outline" presentation:placeholder="true">
        <draw:text-box/>
      </draw:frame>
      <draw:frame draw:name="pasted-image.tif" draw:style-name="Mgr4" draw:text-style-name="MP4" draw:layer="backgroundobjects" svg:width="1.129cm" svg:height="1.129cm" svg:x="33.624cm" svg:y="24.659cm">
        <draw:image xlink:href="">
          <text:p/>
        </draw:image>
      </draw:frame>
      <draw:custom-shape draw:style-name="Mgr5" draw:text-style-name="MP3" draw:layer="backgroundobjects" svg:width="4.586cm" svg:height="1.213cm" svg:x="28.624cm" svg:y="24.617cm">
        <text:list text:style-name="ML1">
          <text:list-header>
            <text:p text:style-name="MP5"><text:span text:style-name="MT2">Machinekit</text:span></text:p>
            <text:p text:style-name="MP5"><text:span text:style-name="MT3">Moves. Controls. Things.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0.869cm" svg:height="0.829cm" svg:x="34.073cm" svg:y="25.54cm" presentation:class="page-number">
        <draw:text-box>
          <text:list text:style-name="ML1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frame draw:name="pasted-image.tif" draw:style-name="Mgr4" draw:text-style-name="MP4" draw:layer="backgroundobjects" svg:width="1.129cm" svg:height="1.129cm" svg:x="33.624cm" svg:y="24.659cm">
        <draw:image xlink:href="">
          <text:p/>
        </draw:image>
      </draw:frame>
      <draw:custom-shape draw:style-name="Mgr5" draw:text-style-name="MP3" draw:layer="backgroundobjects" svg:width="4.586cm" svg:height="1.213cm" svg:x="28.624cm" svg:y="24.617cm">
        <text:list text:style-name="ML1">
          <text:list-header>
            <text:p text:style-name="MP5"><text:span text:style-name="MT2">Machinekit</text:span></text:p>
            <text:p text:style-name="MP5"><text:span text:style-name="MT3">Moves. Controls. Things.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3" draw:text-style-name="MP8" draw:layer="backgroundobjects" svg:width="0.869cm" svg:height="0.829cm" svg:x="34.073cm" svg:y="25.54cm" presentation:class="page-number">
        <draw:text-box>
          <text:list text:style-name="ML1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draw:frame presentation:style-name="Title2-title" draw:layer="backgroundobjects" svg:width="32.507cm" svg:height="4.523cm" svg:x="1.806cm" svg:y="1.08cm" presentation:class="title" presentation:placeholder="true">
        <draw:text-box/>
      </draw:frame>
      <draw:frame presentation:style-name="Title2-outline1" draw:layer="backgroundobjects" svg:width="32.507cm" svg:height="15.711cm" svg:x="1.806cm" svg:y="6.339cm" presentation:class="outline" presentation:placeholder="true">
        <draw:text-box/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1-04T19:50:38.242000000</dc:date>
    <meta:generator>LibreOffice/4.2.5.2$Windows_x86 LibreOffice_project/6ff819b65674ae6c83f3cbab9e4a4c2b292a7a94</meta:generator>
    <meta:editing-duration>PT9H7M11S</meta:editing-duration>
    <meta:editing-cycles>16</meta:editing-cycles>
    <meta:document-statistic meta:object-count="80"/>
  </office:meta>
</office:document-meta>
</file>